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top="0cm" fo:margin-bottom="0.494cm" style:contextual-spacing="false"/>
    </style:style>
    <style:style style:name="P3" style:family="paragraph" style:parent-style-name="Heading_20_1">
      <style:paragraph-properties fo:margin-top="0cm" fo:margin-bottom="0.494cm" style:contextual-spacing="false"/>
      <style:text-properties fo:language="ru" fo:country="RU" officeooo:rsid="0009a1be" officeooo:paragraph-rsid="0009a1b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bece"/>
    </style:style>
    <style:style style:name="P7" style:family="paragraph" style:parent-style-name="Standard">
      <style:text-properties officeooo:paragraph-rsid="0009be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loext:opacity="100%" style:font-name="Consolas" fo:font-size="10pt" fo:font-weight="bold" fo:background-color="#e8f2fe" loext:char-shading-value="0" style:font-size-asian="10pt" style:font-weight-asian="bold"/>
    </style:style>
    <style:style style:name="T3" style:family="text">
      <style:text-properties fo:color="#800000" loext:opacity="100%" style:font-name="Consolas" fo:font-size="10pt" fo:font-weight="bold" style:font-size-asian="10pt" style:font-weight-asian="bold"/>
    </style:style>
    <style:style style:name="T4" style:family="text">
      <style:text-properties fo:color="#000000" loext:opacity="100%" style:font-name="Consolas" fo:font-size="10pt" fo:background-color="#e8f2fe" loext:char-shading-value="0" style:font-size-asian="10pt"/>
    </style:style>
    <style:style style:name="T5" style:family="text">
      <style:text-properties fo:color="#000000" loext:opacity="100%" style:font-name="Consolas" fo:font-size="10pt" style:font-size-asian="10pt"/>
    </style:style>
    <style:style style:name="T6" style:family="text">
      <style:text-properties fo:color="#000000" loext:opacity="100%" style:font-name="Consolas" fo:font-size="10pt" fo:language="en" fo:country="US" officeooo:rsid="0009bece" style:font-size-asian="10pt"/>
    </style:style>
    <style:style style:name="T7" style:family="text">
      <style:text-properties fo:color="#000080" loext:opacity="100%" style:font-name="Consolas" fo:font-size="10pt" fo:font-weight="bold" fo:background-color="#e8f2fe" loext:char-shading-value="0" style:font-size-asian="10pt" style:font-weight-asian="bold"/>
    </style:style>
    <style:style style:name="T8" style:family="text">
      <style:text-properties fo:color="#000080" loext:opacity="100%" style:font-name="Consolas" fo:font-size="10pt" fo:font-weight="bold" style:font-size-asian="10pt" style:font-weight-asian="bold"/>
    </style:style>
    <style:style style:name="T9" style:family="text">
      <style:text-properties fo:color="#ff0000" loext:opacity="100%" style:font-name="Consolas" fo:font-size="10pt" fo:background-color="#e8f2fe" loext:char-shading-value="0" style:font-size-asian="10pt"/>
    </style:style>
    <style:style style:name="T10" style:family="text">
      <style:text-properties fo:color="#ff0000" loext:opacity="100%" style:font-name="Consolas" fo:font-size="10pt" style:font-size-asian="10pt"/>
    </style:style>
    <style:style style:name="T11" style:family="text">
      <style:text-properties fo:color="#0000ff" loext:opacity="100%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Практическая работа</text:h>
      <text:h text:style-name="P2" text:outline-level="1"/>
      <text:h text:style-name="P3" text:outline-level="1">Сидаков Никита</text:h>
      <text:p text:style-name="P4"/>
      <text:p text:style-name="Standard"><text:span text:style-name="T1">Задание 1:</text:span> Статистика рейсов и самолетов</text:p>
      <text:p text:style-name="Standard"/>
      <text:p text:style-name="Standard">1.1. Найдите общее количество выполненных рейсов, используя таблицу "flights" и функцию COUNT.</text:p>
      <text:p text:style-name="Standard"/>
      <text:p text:style-name="Standard"><text:span text:style-name="T2">SELECT</text:span><text:span text:style-name="T4"> </text:span><text:span text:style-name="T7">COUNT</text:span><text:span text:style-name="T4">(*) </text:span><text:span text:style-name="T2">FROM</text:span><text:span text:style-name="T4"> flights</text:span><text:span text:style-name="T9">;</text:span><text:span text:style-name="T4"> </text:span></text:p>
      <text:p text:style-name="Standard"/>
      <text:p text:style-name="Standard">1.2. Найдите количество уникальных моделей самолетов, участвовавших в рейсах, используя функцию COUNT и DISTINCT.</text:p>
      <text:p text:style-name="Standard"/>
      <text:p text:style-name="Standard"><text:span text:style-name="T2">SELECT</text:span><text:span text:style-name="T4"> <text:s/></text:span><text:span text:style-name="T7">COUNT</text:span><text:span text:style-name="T4">( </text:span><text:span text:style-name="T2">distinct</text:span><text:span text:style-name="T4"> aircraft_code) </text:span><text:span text:style-name="T2">FROM</text:span><text:span text:style-name="T4"> flights</text:span><text:span text:style-name="T9">;</text:span><text:span text:style-name="T4"> </text:span></text:p>
      <text:p text:style-name="Standard"/>
      <text:p text:style-name="Standard">1.3. Найдите среднюю дальность полета самолетов, используя функцию AVG и GROUP BY для каждой модели самолета.</text:p>
      <text:p text:style-name="Standard"/>
      <text:p text:style-name="P5"><text:span text:style-name="T3">SELECT</text:span><text:span text:style-name="T5"> </text:span></text:p>
      <text:p text:style-name="P5"><text:span text:style-name="T5"><text:s text:c="4"/>model,</text:span></text:p>
      <text:p text:style-name="P5"><text:span text:style-name="T5"><text:s text:c="4"/></text:span><text:span text:style-name="T8">AVG</text:span><text:span text:style-name="T5">(</text:span><text:span text:style-name="T3">range</text:span><text:span text:style-name="T5">) </text:span><text:span text:style-name="T3">AS</text:span><text:span text:style-name="T5"> average_range</text:span></text:p>
      <text:p text:style-name="P5"><text:span text:style-name="T3">FROM</text:span><text:span text:style-name="T5"> aircrafts</text:span></text:p>
      <text:p text:style-name="Standard"><text:span text:style-name="T3">GROUP</text:span><text:span text:style-name="T5"> </text:span><text:span text:style-name="T3">BY</text:span><text:span text:style-name="T5"> model</text:span><text:span text:style-name="T10">;</text:span></text:p>
      <text:p text:style-name="Standard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Задание 2:</text:span> Анализ бронирований и продаж билетов</text:p>
      <text:p text:style-name="Standard"/>
      <text:p text:style-name="Standard">2.1. Посчитайте общую стоимость всех бронирований из таблицы "bookings", используя функцию SUM.</text:p>
      <text:p text:style-name="Standard"/>
      <text:p text:style-name="Standard"><text:span text:style-name="T2">SELECT</text:span><text:span text:style-name="T4"> </text:span><text:span text:style-name="T7">SUM</text:span><text:span text:style-name="T4">(total_amount) </text:span><text:span text:style-name="T2">FROM</text:span><text:span text:style-name="T4"> bookings</text:span><text:span text:style-name="T9">;</text:span><text:span text:style-name="T4"> </text:span></text:p>
      <text:p text:style-name="Standard"/>
      <text:p text:style-name="Standard">2.2. Посчитайте общее количество проданных билетов на рейсы из таблицы "ticket_flights" с помощью функции COUNT.</text:p>
      <text:p text:style-name="Standard"/>
      <text:p text:style-name="Standard"><text:span text:style-name="T2">SELECT</text:span><text:span text:style-name="T4"> </text:span><text:span text:style-name="T7">COUNT</text:span><text:span text:style-name="T4">(ticket_no) </text:span><text:span text:style-name="T2">FROM</text:span><text:span text:style-name="T4"> ticket_flights</text:span><text:span text:style-name="T9">;</text:span></text:p>
      <text:p text:style-name="Standard"/>
      <text:p text:style-name="Standard">2.3. Найдите среднюю стоимость перелета по каждому классу обслуживания (fare_conditions) с использованием GROUP BY и AVG.</text:p>
      <text:p text:style-name="Standard"/>
      <text:p text:style-name="P5"><text:span text:style-name="T3">SELECT</text:span><text:span text:style-name="T5"> </text:span></text:p>
      <text:p text:style-name="P5"><text:span text:style-name="T5"><text:s text:c="4"/>fare_conditions,</text:span></text:p>
      <text:p text:style-name="P5"><text:span text:style-name="T5"><text:s text:c="4"/></text:span><text:span text:style-name="T8">AVG</text:span><text:span text:style-name="T5">(amount)</text:span></text:p>
      <text:p text:style-name="P5"><text:span text:style-name="T3">FROM</text:span><text:span text:style-name="T5"> Ticket_flights</text:span></text:p>
      <text:p text:style-name="Standard"><text:span text:style-name="T3">GROUP</text:span><text:span text:style-name="T5"> </text:span><text:span text:style-name="T3">BY</text:span><text:span text:style-name="T5"> fare_conditions</text:span><text:span text:style-name="T10">;</text:span><text:span text:style-name="T5"> </text:span></text:p>
      <text:p text:style-name="Standard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Задание 3:</text:span> Самые популярные направления</text:p>
      <text:p text:style-name="Standard"/>
      <text:p text:style-name="Standard">3.1. Найдите топ-5 направлений с наибольшим числом выполненных рейсов, используя GROUP BY, COUNT и сортировку.</text:p>
      <text:p text:style-name="Standard"/>
      <text:p text:style-name="P5"><text:span text:style-name="T3">SELECT</text:span><text:span text:style-name="T5"> </text:span></text:p>
      <text:p text:style-name="P5"><text:span text:style-name="T5"><text:s text:c="4"/>arrival_airport,</text:span></text:p>
      <text:p text:style-name="P5"><text:span text:style-name="T5"><text:s text:c="4"/></text:span><text:span text:style-name="T8">COUNT</text:span><text:span text:style-name="T5">(*) </text:span><text:span text:style-name="T3">as</text:span><text:span text:style-name="T5"> countt</text:span></text:p>
      <text:p text:style-name="P5"><text:span text:style-name="T3">FROM</text:span><text:span text:style-name="T5"> Flights</text:span></text:p>
      <text:p text:style-name="P5"><text:span text:style-name="T3">GROUP</text:span><text:span text:style-name="T5"> </text:span><text:span text:style-name="T3">BY</text:span><text:span text:style-name="T5"> arrival_airport</text:span></text:p>
      <text:p text:style-name="P5"><text:span text:style-name="T3">order</text:span><text:span text:style-name="T5"> </text:span><text:span text:style-name="T3">by</text:span><text:span text:style-name="T5"> countt </text:span><text:span text:style-name="T3">desc</text:span></text:p>
      <text:p text:style-name="Standard"><text:span text:style-name="T3">limit</text:span><text:span text:style-name="T5"> </text:span><text:span text:style-name="T11">5</text:span><text:span text:style-name="T10">;</text:span><text:span text:style-name="T5"> </text:span></text:p>
      <text:p text:style-name="Standard"/>
      <text:p text:style-name="Standard">3.2. Найдите аэропорт с самым большим количеством прибывающих рейсов, используя GROUP BY и COUNT.</text:p>
      <text:p text:style-name="Standard"/>
      <text:p text:style-name="P5"><text:span text:style-name="T3">SELECT</text:span><text:span text:style-name="T5"> </text:span></text:p>
      <text:p text:style-name="P5"><text:span text:style-name="T5"><text:s text:c="4"/>flight_no,</text:span></text:p>
      <text:p text:style-name="P5"><text:span text:style-name="T5"><text:s text:c="4"/></text:span><text:span text:style-name="T8">COUNT</text:span><text:span text:style-name="T5">(arrival_airport) </text:span><text:span text:style-name="T3">as</text:span><text:span text:style-name="T5"> countt</text:span></text:p>
      <text:p text:style-name="P5"><text:span text:style-name="T3">FROM</text:span><text:span text:style-name="T5"> Flights</text:span></text:p>
      <text:p text:style-name="P5"><text:span text:style-name="T3">GROUP</text:span><text:span text:style-name="T5"> </text:span><text:span text:style-name="T3">BY</text:span><text:span text:style-name="T5"> flight_no</text:span></text:p>
      <text:p text:style-name="P5"><text:span text:style-name="T3">order</text:span><text:span text:style-name="T5"> </text:span><text:span text:style-name="T3">by</text:span><text:span text:style-name="T5"> countt </text:span><text:span text:style-name="T3">desc</text:span></text:p>
      <text:p text:style-name="Standard"><text:span text:style-name="T3">limit</text:span><text:span text:style-name="T5"> </text:span><text:span text:style-name="T11">1</text:span><text:span text:style-name="T10">;</text:span><text:span text:style-name="T5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Задание 4:</text:span> Самолеты с наилучшими показателями</text:p>
      <text:p text:style-name="Standard"/>
      <text:p text:style-name="Standard">4.1. Найдите самый длинный и самый короткий рейс (в километрах) среди выполненных рейсов, используя функции MAX и MIN.</text:p>
      <text:p text:style-name="Standard"/>
      <text:p text:style-name="P5"><text:span text:style-name="T3">SELECT</text:span><text:span text:style-name="T5"> </text:span></text:p>
      <text:p text:style-name="P5"><text:span text:style-name="T5"><text:s text:c="4"/></text:span><text:span text:style-name="T8">MAX</text:span><text:span text:style-name="T5">(</text:span><text:span text:style-name="T3">range</text:span><text:span text:style-name="T5">) </text:span><text:span text:style-name="T3">AS</text:span><text:span text:style-name="T5"> maxx,</text:span></text:p>
      <text:p text:style-name="P5"><text:span text:style-name="T5"><text:s text:c="4"/></text:span><text:span text:style-name="T8">MIN</text:span><text:span text:style-name="T5">(</text:span><text:span text:style-name="T3">range</text:span><text:span text:style-name="T5">) </text:span><text:span text:style-name="T3">AS</text:span><text:span text:style-name="T5"> minn</text:span></text:p>
      <text:p text:style-name="Standard"><text:span text:style-name="T3">FROM</text:span><text:span text:style-name="T5"> aircrafts</text:span><text:span text:style-name="T10">;</text:span></text:p>
      <text:p text:style-name="Standard"/>
      <text:p text:style-name="Standard">4.2. Найдите модель самолета с наибольшей дальностью полета, используя функции MAX, MIN и GROUP BY.</text:p>
      <text:p text:style-name="Standard"/>
      <text:p text:style-name="P5"><text:span text:style-name="T3">SELECT</text:span><text:span text:style-name="T5"> </text:span></text:p>
      <text:p text:style-name="P5"><text:span text:style-name="T5"><text:s text:c="4"/>aircraft_code,</text:span></text:p>
      <text:p text:style-name="P5"><text:span text:style-name="T5"><text:s text:c="4"/></text:span><text:span text:style-name="T8">MAX</text:span><text:span text:style-name="T5">(</text:span><text:span text:style-name="T3">range</text:span><text:span text:style-name="T5">) </text:span><text:span text:style-name="T3">as</text:span><text:span text:style-name="T5"> maxx</text:span></text:p>
      <text:p text:style-name="P5"><text:span text:style-name="T3">FROM</text:span><text:span text:style-name="T5"> aircrafts</text:span></text:p>
      <text:p text:style-name="P5"><text:span text:style-name="T3">GROUP</text:span><text:span text:style-name="T5"> </text:span><text:span text:style-name="T3">BY</text:span><text:span text:style-name="T5"> <text:s text:c="2"/>aircraft_code</text:span></text:p>
      <text:p text:style-name="P5"><text:span text:style-name="T3">order</text:span><text:span text:style-name="T5"> </text:span><text:span text:style-name="T3">by</text:span><text:span text:style-name="T5"> maxx <text:s/></text:span><text:span text:style-name="T3">desc</text:span></text:p>
      <text:p text:style-name="Standard"><text:span text:style-name="T3">limit</text:span><text:span text:style-name="T5"> </text:span><text:span text:style-name="T11">1</text:span><text:span text:style-name="T10">;</text:span><text:span text:style-name="T5"> </text:span></text:p>
      <text:p text:style-name="Standard"/>
      <text:p text:style-name="Standard">4.3. Найдите модель самолета с наименьшей дальностью полета, используя функции MAX, MIN и GROUP BY.</text:p>
      <text:p text:style-name="Standard"/>
      <text:p text:style-name="P6"><text:span text:style-name="T3">SELECT</text:span><text:span text:style-name="T5"> </text:span></text:p>
      <text:p text:style-name="P6"><text:span text:style-name="T5"><text:s text:c="4"/>aircraft_code,</text:span></text:p>
      <text:p text:style-name="P6"><text:span text:style-name="T5"><text:s text:c="4"/></text:span><text:span text:style-name="T8"><text:s/>MIN</text:span><text:span text:style-name="T5">(</text:span><text:span text:style-name="T3">range</text:span><text:span text:style-name="T5">) </text:span><text:span text:style-name="T3">as</text:span><text:span text:style-name="T5"> m</text:span><text:span text:style-name="T6">inn</text:span></text:p>
      <text:p text:style-name="P6"><text:span text:style-name="T3">FROM</text:span><text:span text:style-name="T5"> aircrafts</text:span></text:p>
      <text:p text:style-name="P6"><text:span text:style-name="T3">GROUP</text:span><text:span text:style-name="T5"> </text:span><text:span text:style-name="T3">BY</text:span><text:span text:style-name="T5"> <text:s text:c="2"/>aircraft_code</text:span></text:p>
      <text:p text:style-name="P6"><text:span text:style-name="T3">order</text:span><text:span text:style-name="T5"> </text:span><text:span text:style-name="T3">by</text:span><text:span text:style-name="T5"> m</text:span><text:span text:style-name="T6">inn</text:span><text:span text:style-name="T5"> <text:s/></text:span><text:span text:style-name="T3">desc</text:span></text:p>
      <text:p text:style-name="P7"><text:span text:style-name="T3">limit</text:span><text:span text:style-name="T5"> </text:span><text:span text:style-name="T11">1</text:span><text:span text:style-name="T10">;</text:span><text:span text:style-name="T5"> </text:span></text:p>
      <text:p text:style-name="Standard"/>
      <text:p text:style-name="P4"><text:soft-page-break/>Задание 5: </text:p>
      <text:p text:style-name="P4"/>
      <text:p text:style-name="P7">5.1<text:span text:style-name="T1"> </text:span>Найдите все бронирования (номер бронирования и общее количество билетов), в которых число билетов больше 1.</text:p>
      <text:p text:style-name="P7"/>
      <text:p text:style-name="P5"><text:span text:style-name="T3">SELECT</text:span><text:span text:style-name="T5"> <text:s/>book_ref, </text:span><text:span text:style-name="T8">count</text:span><text:span text:style-name="T5">(*) <text:s/></text:span><text:span text:style-name="T3">AS</text:span><text:span text:style-name="T5"> ticket_noo</text:span></text:p>
      <text:p text:style-name="P5"><text:span text:style-name="T3">FROM</text:span><text:span text:style-name="T5"> Tickets</text:span></text:p>
      <text:p text:style-name="P5"><text:span text:style-name="T3">GROUP</text:span><text:span text:style-name="T5"> </text:span><text:span text:style-name="T3">BY</text:span><text:span text:style-name="T5"> book_ref</text:span></text:p>
      <text:p text:style-name="P7"><text:span text:style-name="T3">HAVING</text:span><text:span text:style-name="T5"> </text:span><text:span text:style-name="T8">count</text:span><text:span text:style-name="T5">(*) &gt; </text:span><text:span text:style-name="T11">1</text:span><text:span text:style-name="T10">;</text:span><text:span text:style-name="T5"> </text:span></text:p>
      <text:p text:style-name="P7"><text:span text:style-name="T5"/></text:p>
      <text:p text:style-name="P7">5.2 Найдите все рейсы среди выполненных рейсов, у которых средняя стоимость билетов превышает определенную сумму (например, 500) и <text:span text:style-name="T1">округлите результат до 2 знаков</text:span>.</text:p>
      <text:p text:style-name="P7"/>
      <text:p text:style-name="P5"><text:span text:style-name="T3">SELECT</text:span><text:span text:style-name="T5"> <text:s/>flight_id, </text:span><text:span text:style-name="T8">ROUND</text:span><text:span text:style-name="T5">(</text:span><text:span text:style-name="T8">AVG</text:span><text:span text:style-name="T5">(amount), </text:span><text:span text:style-name="T11">2</text:span><text:span text:style-name="T5">) </text:span><text:span text:style-name="T3">AS</text:span><text:span text:style-name="T5"> average_ticket_price</text:span></text:p>
      <text:p text:style-name="P5"><text:span text:style-name="T3">FROM</text:span><text:span text:style-name="T5"> ticket_flights</text:span></text:p>
      <text:p text:style-name="P5"><text:span text:style-name="T3">GROUP</text:span><text:span text:style-name="T5"> </text:span><text:span text:style-name="T3">BY</text:span><text:span text:style-name="T5"> <text:s/>flight_id</text:span></text:p>
      <text:p text:style-name="P5"><text:span text:style-name="T3">HAVING</text:span><text:span text:style-name="T5"> </text:span><text:span text:style-name="T8">ROUND</text:span><text:span text:style-name="T5">(</text:span><text:span text:style-name="T8">AVG</text:span><text:span text:style-name="T5">(amount), </text:span><text:span text:style-name="T11">2</text:span><text:span text:style-name="T5">) &gt; </text:span><text:span text:style-name="T11">500</text:span></text:p>
      <text:p text:style-name="P5"><text:span text:style-name="T3">order</text:span><text:span text:style-name="T5"> </text:span><text:span text:style-name="T3">by</text:span><text:span text:style-name="T5"> <text:s/>average_ticket_price</text:span><text:span text:style-name="T10">;</text:span><text:span text:style-name="T5"> </text:span></text:p>
      <text:p text:style-name="P7"/>
      <text:p text:style-name="Standard">5.3 Найдите аэропорты с наибольшим числом отправляющихся рейсов, оставив только те аэропорты, из которых отправляется более определенного числа рейсов (например, более 100 рейсов).</text:p>
      <text:p text:style-name="Standard"/>
      <text:p text:style-name="P5"><text:span text:style-name="T3">SELECT</text:span><text:span text:style-name="T5"> <text:s text:c="2"/>departure_airport, </text:span><text:span text:style-name="T8">count</text:span><text:span text:style-name="T5">(*) <text:s/></text:span><text:span text:style-name="T3">AS</text:span><text:span text:style-name="T5"> airport</text:span></text:p>
      <text:p text:style-name="P5"><text:span text:style-name="T3">FROM</text:span><text:span text:style-name="T5"> Flights</text:span></text:p>
      <text:p text:style-name="P5"><text:span text:style-name="T3">GROUP</text:span><text:span text:style-name="T5"> </text:span><text:span text:style-name="T3">BY</text:span><text:span text:style-name="T5"> <text:s/>departure_airport</text:span></text:p>
      <text:p text:style-name="P5"><text:span text:style-name="T3">HAVING</text:span><text:span text:style-name="T5"> </text:span><text:span text:style-name="T8">count</text:span><text:span text:style-name="T5">(*) &gt; </text:span><text:span text:style-name="T11">100</text:span></text:p>
      <text:p text:style-name="Standard"><text:span text:style-name="T3">order</text:span><text:span text:style-name="T5"> </text:span><text:span text:style-name="T3">by</text:span><text:span text:style-name="T5"> airport </text:span><text:span text:style-name="T3">desc</text:span><text:span text:style-name="T5"> </text:span><text:span text:style-name="T10">;</text:span><text:span text:style-name="T5"> </text:span></text:p>
      <text:p text:style-name="Standard"/>
      <text:p text:style-name="Standard"/>
      <text:p text:style-name="Standard"/>
      <text:p text:style-name="P4"><text:soft-page-break/>Задание 6:</text:p>
      <text:p text:style-name="P4"/>
      <text:p text:style-name="Standard">6.1 Найдите среднюю стоимость билетов на все выполненные рейсы.</text:p>
      <text:p text:style-name="Standard"/>
      <text:p text:style-name="Standard"><text:span text:style-name="T2">SELECT</text:span><text:span text:style-name="T4"> </text:span><text:span text:style-name="T7">AVG</text:span><text:span text:style-name="T4">(amount) </text:span><text:span text:style-name="T2">AS</text:span><text:span text:style-name="T4"> <text:s/>amountt </text:span><text:span text:style-name="T2">FROM</text:span><text:span text:style-name="T4"> Ticket_flights</text:span><text:span text:style-name="T9">;</text:span><text:span text:style-name="T4"> </text:span></text:p>
      <text:p text:style-name="Standard"/>
      <text:p text:style-name="Standard">6.2 Найдите количество проданных билетов на каждый рейс из таблицы "flights".</text:p>
      <text:p text:style-name="Standard"/>
      <text:p text:style-name="P5"><text:span text:style-name="T3">SELECT</text:span><text:span text:style-name="T5"> </text:span></text:p>
      <text:p text:style-name="P5"><text:span text:style-name="T5"><text:s text:c="5"/>flight_id,</text:span></text:p>
      <text:p text:style-name="P5"><text:span text:style-name="T5"><text:s text:c="4"/></text:span><text:span text:style-name="T8">count</text:span><text:span text:style-name="T5">( ticket_no) </text:span><text:span text:style-name="T3">AS</text:span><text:span text:style-name="T5"> tickets</text:span></text:p>
      <text:p text:style-name="P5"><text:span text:style-name="T3">FROM</text:span><text:span text:style-name="T5"> Ticket_flights</text:span></text:p>
      <text:p text:style-name="P5"><text:span text:style-name="T3">GROUP</text:span><text:span text:style-name="T5"> </text:span><text:span text:style-name="T3">BY</text:span><text:span text:style-name="T5"> <text:s/>flight_id</text:span></text:p>
      <text:p text:style-name="Standard"><text:span text:style-name="T3">order</text:span><text:span text:style-name="T5"> </text:span><text:span text:style-name="T3">by</text:span><text:span text:style-name="T5"> flight_id</text:span><text:span text:style-name="T10">;</text:span></text:p>
      <text:p text:style-name="Standard"/>
      <text:p text:style-name="Standard">6.3 Найдите общую стоимость всех бронирований в таблице "bookings".</text:p>
      <text:p text:style-name="Standard"/>
      <text:p text:style-name="Standard"><text:span text:style-name="T2">SELECT</text:span><text:span text:style-name="T4"> </text:span><text:span text:style-name="T7">SUM</text:span><text:span text:style-name="T4">(total_amount) </text:span><text:span text:style-name="T2">AS</text:span><text:span text:style-name="T4"> total_sum </text:span><text:span text:style-name="T2">FROM</text:span><text:span text:style-name="T4"> bookings</text:span><text:span text:style-name="T9">;</text:span></text:p>
      <text:p text:style-name="Standard"/>
      <text:p text:style-name="Standard">6.4 Найдите количество билетов в каждой брони и отобразите только брони с числом билетов больше 2.</text:p>
      <text:p text:style-name="Standard"/>
      <text:p text:style-name="P5"><text:span text:style-name="T3">SELECT</text:span><text:span text:style-name="T5"> <text:s/>book_ref, </text:span><text:span text:style-name="T8">count</text:span><text:span text:style-name="T5">(*) <text:s/></text:span><text:span text:style-name="T3">AS</text:span><text:span text:style-name="T5"> passenger_count</text:span></text:p>
      <text:p text:style-name="P5"><text:span text:style-name="T3">FROM</text:span><text:span text:style-name="T5"> Tickets</text:span></text:p>
      <text:p text:style-name="P5"><text:span text:style-name="T3">GROUP</text:span><text:span text:style-name="T5"> </text:span><text:span text:style-name="T3">BY</text:span><text:span text:style-name="T5"> <text:s/>book_ref</text:span></text:p>
      <text:p text:style-name="Standard"><text:span text:style-name="T3">HAVING</text:span><text:span text:style-name="T5"> </text:span><text:span text:style-name="T8">count</text:span><text:span text:style-name="T5">(*) &gt; </text:span><text:span text:style-name="T11">2</text:span><text:span text:style-name="T10">;</text:span><text:span text:style-name="T5">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 fo:text-align="center" style:justify-single-word="false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979cm" fo:margin-left="1.61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979cm" fo:margin-left="1.61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ksandr Startov</meta:initial-creator>
    <meta:editing-cycles>127</meta:editing-cycles>
    <meta:creation-date>2023-04-25T23:09:00</meta:creation-date>
    <dc:date>2023-07-21T21:14:21.932000000</dc:date>
    <meta:editing-duration>PT8H9M24S</meta:editing-duration>
    <meta:generator>LibreOffice/7.4.1.2$Windows_X86_64 LibreOffice_project/3c58a8f3a960df8bc8fd77b461821e42c061c5f0</meta:generator>
    <meta:document-statistic meta:table-count="0" meta:image-count="0" meta:object-count="0" meta:page-count="6" meta:paragraph-count="99" meta:word-count="503" meta:character-count="3711" meta:non-whitespace-character-count="3197"/>
    <meta:user-defined meta:name="AppVersion">16.0000</meta:user-defined>
    <meta:template xlink:type="simple" xlink:actuate="onRequest" xlink:title="Шаблон  Цифра .dotx" xlink:href=""/>
  </office:meta>
</office:document-meta>
</file>